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3.36mm"/>
    </style:style>
    <style:style style:name="co2" style:family="table-column">
      <style:table-column-properties fo:break-before="auto" style:column-width="65.86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Toto demo hry Magic Carpet 2 obsahuje hratelnou úroveň a dvě ukázky úrovní. Bullfrog doufá, že se vám tato ukázka pokračování ohromující hry z roku 1994 zalíbí. S celou řadou nových funkcí je Magic Carpet 2 rychlejší, tmavší ... a krevnější. S 25 akčními úrovněmi má Magic Carpet 2 mnoho nových tvorů a kouzel, z nichž některé jsou k vidění v této ukázce. Plus Magic Carpet 2 bude mít cenu středně velké hry. Magic Carpet 2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postavil sis hrad, můžeš se v něm oživit, jinak bude tvá smrt znamenat definitivní konec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Přepnou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uvězněný v zemi Netherworlds, a zdejší vládce démonů zjistí,</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že nejsi místní, měl bys odsud zmizet dřív,</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další trofejí v jeho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jsem svobodný! Nastal čas trochu postrašit smrtelníky!</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kouzelnického umění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e! Jste tu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Vidím, že jsi potka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Musíš prozkoumat svět Podsvětí, a naučit se nová kouzla. Začni s návštěvou starobylého města Jahwl."</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Předtím, než Vissuluth ovládl říši Netherworlds, byl ostrov Kopahk obsazen mocnou čarodějnicí Payahandrou. Dostaň se na něj a hledej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Nyphur je Měnič, posílám tě do jeho doupěte, najít zdroj jeho moci. Musím tě ale varovat, že ti své královsví nenechá zadarmo."</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Dar od bohů! Bohužel, spadl poblíž pavoučí říše ..."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yvrhel Nyphur válčí s Rahnem Ničitelem ve vnějším podzemí T'Klomu. A bude válčit, dokud nevyhraje."</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Mnoho dobrodruhů před tebou vstoupilo do Labyrintů Ztracených Duší hledajíc sílu, o které se traduje, že leží v říši nemrtvých. Varuji tě, nikdo z nich se nikdy nevrátil."</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vnější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musíš nejdřív projít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d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Musíš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Musíš se co nejdřív vrátit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Musíš zjistit, odkud přicházejí troglodyty, a najít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Lidé nemají kam utéct, ani kde se schovat. Vissuluth na ně poštval armádu. Musíme těm nevinným lidem pomoci."</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é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kde najdeš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Lučištníci, hlídající kouzelný svitek, se probudili. Musíš je zlikvidova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který můžeš naplnit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i se vražedné světlušky. Znič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v bezpečí. Půjdem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Najdi mou značku. Je u ní kouzlo, vyhledávající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Nyphur, služebník Pána Démonů, se tě pokusí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čely, obtěžujíc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Rychle! Leť k troskám Payahandrovy věže."</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rova kouzla jsou schována uvnitř těchto kobek. Srovnej je se zemí."</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Až posbíráš kouzla jdi do portálu. Tvá práce je hotová."</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Pokud tu hordu koster nezničíš, budou lidé z Nyphurovy říše budou odsouzeni k tomu, aby doplnily jeho armádu nemrtvých."</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Po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se odhalí jen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Rychle, můj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Zlikviduj to zl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seber tajemství Měnič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ajdi spadlou hvězdu."</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 čas zaútočit na pavouky. Pozor na jejich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áší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Braň se proti Nyphurovi."</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Doufám, že jsi stále odhodlaný přemoci Vissuluthovy. Chystají se ti pomstít."</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u příšeru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Cesta z této jeskyně musí existovat. Najdi skrytou značku."</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musíš bojovat jako sám démon."</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musíme se dostat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Wyverna se blíží!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Wyvernou, pří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Wywerná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ý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oje schopnost sesílání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udký Oheň</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ovač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Wyvern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ení</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Obvaz</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Znovuzroz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Ochrana</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Zakryt</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Ští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SuperOdraz</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office:value-type="string" calcext:value-type="string">
            <text:p>Meteor II</text:p>
          </table:table-cell>
          <table:table-cell office:value-type="string" calcext:value-type="string">
            <text:p>SuperMeteor</text:p>
          </table:table-cell>
          <table:table-cell office:value-type="float" office:value="215" calcext:value-type="float">
            <text:p>215</text:p>
          </table:table-cell>
          <table:table-cell/>
        </table:table-row>
        <table:table-row table:style-name="ro1">
          <table:table-cell office:value-type="string" calcext:value-type="string">
            <text:p>Meteor III</text:p>
          </table:table-cell>
          <table:table-cell office:value-type="string" calcext:value-type="string">
            <text:p>MegaMeteor</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office:value-type="string" calcext:value-type="string">
            <text:p>Teleport II</text:p>
          </table:table-cell>
          <table:table-cell office:value-type="string" calcext:value-type="string">
            <text:p>SuperTeleport</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Odkrytí neviditelných</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Odkrytí všeho</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Zcizení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Krádež many</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loupe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SuperOtřes</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MegaOtřes</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SuperKráter</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MegaKráter</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SuperZemětřesení</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MegaZemětřesení</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uperSopka</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MegaSopka</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Wyvern</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uperStudna</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MegaStudna</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Vír</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Uragán</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Oheň</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Jiskřivý Oheň</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SuperMina</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egaMina</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SuperAliance</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MegaAliance</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hlubeň</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Zřícení</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běží Wywern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ni tlačítko "O" pro zobrazení aktuálního úkolu</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na velkou mapu</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byl napaden</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tak blízko stěnám</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Použitím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nutí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Ulov tyto zvířata a získej z nich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U tohoto kamene se ti obnoví život</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ana obsažená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í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A teď leť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Leť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Leť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normální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al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Potvor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Byla nalezena kouzla</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Čas Přijat</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volit Si Jméno</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at Hráčské Jméno:</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hrá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Splnil Jsi Úkol</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Splnil Jsi Všechny Úkol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3">00.00.0000</text:date>, <text:time style:data-style-name="N2" text:time-value="18:12:38.572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19-03-13T18:12:58.887000000</dc:date>
    <meta:editing-duration>PT22H24M22S</meta:editing-duration>
    <meta:editing-cycles>46</meta:editing-cycles>
    <meta:document-statistic meta:table-count="1" meta:cell-count="1531" meta:object-count="0"/>
  </office:meta>
</office:document-meta>
</file>